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6.16pt"/>
    </style:style>
    <style:style style:name="co2" style:family="table-column">
      <style:table-column-properties fo:break-before="auto" style:column-width="591.11pt"/>
    </style:style>
    <style:style style:name="co3" style:family="table-column">
      <style:table-column-properties fo:break-before="auto" style:column-width="59.75pt"/>
    </style:style>
    <style:style style:name="ro1" style:family="table-row">
      <style:table-row-properties style:row-height="2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45.01pt" fo:break-before="auto" style:use-optimal-row-height="true"/>
    </style:style>
    <style:style style:name="ro4" style:family="table-row">
      <style:table-row-properties style:row-height="60.01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05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6.80000019073486pt" fo:font-style="normal" fo:text-shadow="none" style:text-underline-style="none" fo:font-weight="normal" style:font-size-asian="6.80000019073486pt" style:font-style-asian="normal" style:font-weight-asian="normal" style:font-name-complex="Calibri" style:font-size-complex="6.80000019073486pt" style:font-style-complex="normal" style:font-weight-complex="normal"/>
    </style:style>
    <style:style style:name="ce4" style:family="table-cell" style:parent-style-name="Default">
      <style:table-cell-properties fo:background-color="#7dc7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d1c2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color="#000000" style:font-style-asian="normal" style:font-weight-complex="normal" style:font-weight-asian="normal" style:font-size-complex="10pt" style:font-size-asian="10pt" style:font-name-complex="Calibri" fo:text-shadow="none" style:text-position="0% 10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3" style:family="text">
      <style:text-properties style:font-name="Calibri" fo:color="#000000" style:font-style-asian="normal" style:font-name-complex="Calibri" fo:text-shadow="none" style:text-position="0% 100%" style:text-outline="false" fo:font-style="normal" style:text-line-through-type="none" style:font-style-complex="normal" fo:font-size="11pt" fo:font-weight="bold" style:text-underline-style="solid" style:text-underline-width="auto" style:text-underline-color="font-color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Resul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Add Dashboard to side bar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2" office:value-type="string" calcext:value-type="string">
            <text:p>Ability to add facilities Waste to engegy plant</text:p>
          </table:table-cell>
          <table:table-cell table:style-name="ce2" office:value-type="string" calcext:value-type="string">
            <text:p>WMA should request ceytech system solution to add extra facilities and should give the details about the facility type like input , output</text:p>
            <text:p>And internal process about the facility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dd option <text:s/>to select zone when registering a new institute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span text:style-name="T1">Add new institute type Intermediate treatment facility</text:span></text:p>
          </table:table-cell>
          <table:table-cell table:style-name="ce2" office:value-type="string" calcext:value-type="string">
            <text:p>Added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Give option to add institute facilities</text:p>
          </table:table-cell>
          <table:table-cell table:style-name="ce2" office:value-type="string" calcext:value-type="string">
            <text:p>In the early requirement discussion session we were informed the are only 4 types to local authorities so we have hard corded those authorities to</text:p>
            <text:p>The source code so at the current software version we will be not able to provide facility to add new local authority type</text:p>
          </table:table-cell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Compost plant and Bio gas plant -</text:p>
            <text:p>provision should be given to attach / upload test reports of compost / Bio gas</text:p>
            <text:p>(Report scan and attach/upload)</text:p>
          </table:table-cell>
          <table:table-cell table:style-name="ce4" office:value-type="string" calcext:value-type="string">
            <text:p>Out of scope please request this feature in the next software version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Add option to chose wether a plant/ dumpsite and transfer station <text:s/>is a individual or a cluster based</text:p>
          </table:table-cell>
          <table:table-cell table:style-name="ce14" office:value-type="string" calcext:value-type="string">
            <text:p>Added</text:p>
          </table:table-cell>
          <table:table-cell table:style-name="ce17"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Change name of the sampath kendraya to <text:span text:style-name="T1">Recyclable waste stores</text:span>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2" office:value-type="string" calcext:value-type="string">
            <text:p>Dump sites should be categorized in to following categories.</text:p>
            <text:p>Sanitory landfill</text:p>
            <text:p>Semi engineered landfill</text:p>
            <text:p>Dumpsite</text:p>
            <text:p/>
            <text:p/>
            <text:p/>
          </table:table-cell>
          <table:table-cell table:style-name="ce2" office:value-type="string" calcext:value-type="string">
            <text:p>Add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4">
          <table:table-cell table:style-name="ce4" office:value-type="string" calcext:value-type="string">
            <text:p>Add following attributes to the different types to dumpsites</text:p>
            <text:p><text:span text:style-name="T1">Sanitory landfill - Land extent/ land type/ used lifespan / capacity</text:span></text:p>
            <text:p><text:span text:style-name="T1">Semi engineered landfill - Land extent/ land type/ used lifespan</text:span></text:p>
            <text:p><text:span text:style-name="T1">Dumpsite – Land extent/ land type/ used lifespan</text:span></text:p>
          </table:table-cell>
          <table:table-cell table:style-name="ce4" office:value-type="string" calcext:value-type="string">
            <text:p>Out of <text:s/>scope not discussed <text:s/>in the initial requirement session</text:p>
          </table:table-cell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6">
          <table:table-cell table:style-name="ce2" office:value-type="string" calcext:value-type="string">
            <text:p><text:span text:style-name="T1">When register facilities, following information should be gathered</text:span></text:p>
            <text:p><text:span text:style-name="T1">Capacity of the facility</text:span></text:p>
            <text:p><text:span text:style-name="T1">GPS location of the</text:span></text:p>
            <text:p><text:span text:style-name="T1">District of the facility</text:span></text:p>
            <text:p><text:span text:style-name="T1">Zone of the facility</text:span></text:p>
            <text:p><text:span text:style-name="T1">Fax/ TP no./ E-mail of the facility</text:span></text:p>
            <text:p/>
          </table:table-cell>
          <table:table-cell table:style-name="ce2" office:value-type="string" calcext:value-type="string">
            <text:p>Add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Monthly or weekly awareness programs regular entering mechanism</text:p>
          </table:table-cell>
          <table:table-cell table:style-name="ce4" office:value-type="string" calcext:value-type="string">
            <text:p>Out of <text:s/>scope not discussed <text:s/>in the initial requirement session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Provisions should be given to enter number of bales available in the sampath kendraya.</text:p>
          </table:table-cell>
          <table:table-cell table:style-name="ce4" office:value-type="string" calcext:value-type="string">
            <text:p>Out of <text:s/>scope not discussed <text:s/>in the initial requirement session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Add <text:s/>tractor trailers and Two wheel tractors in the vehicle registration module as a vehicle type</text:p>
          </table:table-cell>
          <table:table-cell table:style-name="ce2" office:value-type="string" calcext:value-type="string">
            <text:p>Add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14" office:value-type="string" calcext:value-type="string">
            <text:p>In vehicle registration, Vehicle category should be changed in to Collection / Transfer vehicle</text:p>
          </table:table-cell>
          <table:table-cell table:style-name="ce14" office:value-type="string" calcext:value-type="string">
            <text:p>Fixed</text:p>
          </table:table-cell>
          <table:table-cell table:style-name="ce17"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5">
          <table:table-cell table:style-name="ce2" office:value-type="string" calcext:value-type="string">
            <text:p>vehicle registration vehicles should be LA Vehicles / Hired vehicles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In main waste collection, session should be changed in to working Shift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 office:value-type="string" calcext:value-type="string">
            <text:p>In main waste collection, Collection ratio should be changed in to Fill factor</text:p>
          </table:table-cell>
          <table:table-cell table:style-name="ce2" office:value-type="string" calcext:value-type="string">
            <text:p>Fixed</text:p>
          </table:table-cell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7">
          <table:table-cell table:style-name="ce2" office:value-type="string" calcext:value-type="string">
            <text:p>Recyclable categories should include PET, HIPS, PVC, LDPE, Coconut shelves, ABS, PS,</text:p>
            <text:p>HDPE, PP, Glass white, Glass amber, Glass green, Brocken Glass, E-Waste, Tyre, Metal types.</text:p>
          </table:table-cell>
          <table:table-cell table:style-name="ce2" office:value-type="string" calcext:value-type="string">
            <text:p><text:span text:style-name="T2">Ceytech system solutions have given WMA facility to add infinite </text:span><text:span text:style-name="T3">Recyclable categories</text:span></text:p>
          </table:table-cell>
          <table:table-cell table:number-columns-repeated="1022"/>
        </table:table-row>
        <table:table-row table:style-name="ro2" table:number-rows-repeated="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Add compost sales module</text:p>
          </table:table-cell>
          <table:table-cell table:style-name="ce8" office:value-type="string" calcext:value-type="string">
            <text:p>Not yet done</text:p>
          </table:table-cell>
          <table:table-cell table:number-columns-repeated="1022"/>
        </table:table-row>
        <table:table-row table:style-name="ro2" table:number-rows-repeated="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16" office:value-type="string" calcext:value-type="string">
            <text:p>Give provision to add Zone wise Waste collection area/length</text:p>
          </table:table-cell>
          <table:table-cell table:style-name="ce16" office:value-type="string" calcext:value-type="string">
            <text:p>Added</text:p>
          </table:table-cell>
          <table:table-cell table:style-name="ce17" table:number-columns-repeated="1022"/>
        </table:table-row>
        <table:table-row table:style-name="ro2">
          <table:table-cell table:style-name="ce7" table:number-columns-repeated="2"/>
          <table:table-cell table:number-columns-repeated="1022"/>
        </table:table-row>
        <table:table-row table:style-name="ro2">
          <table:table-cell table:style-name="ce8" office:value-type="string" calcext:value-type="string">
            <text:p>Give provision to add recyclable sales details in transfer stations <text:s/></text:p>
          </table:table-cell>
          <table:table-cell table:style-name="ce8" office:value-type="string" calcext:value-type="string">
            <text:p>Not yet done</text:p>
          </table:table-cell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3:53:38.712790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ana</meta:initial-creator>
    <meta:creation-date>2020-07-17T08:04:40</meta:creation-date>
    <dc:date>2020-07-30T13:55:17.142190867</dc:date>
    <meta:generator>LibreOffice/6.0.7.3$Linux_X86_64 LibreOffice_project/00m0$Build-3</meta:generator>
    <meta:editing-duration>PT1H4M50S</meta:editing-duration>
    <meta:editing-cycles>3</meta:editing-cycles>
    <meta:document-statistic meta:table-count="1" meta:cell-count="4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